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3mm"/>
    </style:style>
    <style:style style:name="co2" style:family="table-column">
      <style:table-column-properties fo:break-before="auto" style:column-width="96.94mm"/>
    </style:style>
    <style:style style:name="co3" style:family="table-column">
      <style:table-column-properties fo:break-before="auto" style:column-width="47.61mm"/>
    </style:style>
    <style:style style:name="co4" style:family="table-column">
      <style:table-column-properties fo:break-before="auto" style:column-width="33.23mm"/>
    </style:style>
    <style:style style:name="co5" style:family="table-column">
      <style:table-column-properties fo:break-before="auto" style:column-width="43.7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0.68mm"/>
    </style:style>
    <style:style style:name="co8" style:family="table-column">
      <style:table-column-properties fo:break-before="auto" style:column-width="94.23mm"/>
    </style:style>
    <style:style style:name="co9" style:family="table-column">
      <style:table-column-properties fo:break-before="auto" style:column-width="96.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1" style:family="table-cell" style:parent-style-name="Default">
      <style:table-cell-properties fo:padding="0.71mm"/>
    </style:style>
    <style:style style:name="ce2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S Sans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0" fo:background-color="#f0f0f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 fo:padding="0.71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 fo:padding="0.71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2019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UNO</text:p>
          </table:table-cell>
          <table:table-cell table:style-name="ce1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ALEXSANDER HAAS</text:p>
          </table:table-cell>
          <table:table-cell table:style-name="ce20" office:value-type="string" calcext:value-type="string">
            <text:p>JOÃO VICENTE FERREIRA LIM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BOLÍVAR MENEZES DA SILVA</text:p>
          </table:table-cell>
          <table:table-cell table:style-name="ce20" office:value-type="string" calcext:value-type="string">
            <text:p>JOÃO CARLOS DAMASCENO LIM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OUGLAS HENRIQUE HAUBERT CERUTTI</text:p>
          </table:table-cell>
          <table:table-cell table:style-name="ce20" office:value-type="string" calcext:value-type="string">
            <text:p>JOÃO CARLOS DAMASCENO LIM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OUGLAS MONTANHA GIORDANO</text:p>
          </table:table-cell>
          <table:table-cell table:style-name="ce20" office:value-type="string" calcext:value-type="string">
            <text:p>MARCELO SERRANO ZANETTI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FABIANO NIEDERAUER FLORES</text:p>
          </table:table-cell>
          <table:table-cell table:style-name="ce20" office:value-type="string" calcext:value-type="string">
            <text:p>EDUARDO KESSLER PIVET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FABRÍCIO JULIAN CARINI MONTENEGRO</text:p>
          </table:table-cell>
          <table:table-cell table:style-name="ce20" office:value-type="string" calcext:value-type="string">
            <text:p>GIOVANI RUBERT LIBRELOTTO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FERNANDO EMILIO PUNTEL</text:p>
          </table:table-cell>
          <table:table-cell table:style-name="ce20" office:value-type="string" calcext:value-type="string">
            <text:p>ANDREA SCHWERTNER CHARÃO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GABRIEL COSTA BACKES</text:p>
          </table:table-cell>
          <table:table-cell table:style-name="ce20" office:value-type="string" calcext:value-type="string">
            <text:p>CESAR TADEU POZZER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AÇANÃ IANISKI WEBER</text:p>
          </table:table-cell>
          <table:table-cell table:style-name="ce20" office:value-type="string" calcext:value-type="string">
            <text:p>EVERTON ALCEU CARAR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MICHAEL GUILHERME JORDAN</text:p>
          </table:table-cell>
          <table:table-cell table:style-name="ce20" office:value-type="string" calcext:value-type="string">
            <text:p>MATEUS BECK RUTZIG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PAULO VINICIUS MENDONÇA CARDOSO</text:p>
          </table:table-cell>
          <table:table-cell table:style-name="ce20" office:value-type="string" calcext:value-type="string">
            <text:p>PATRÍCIA PITTHAN DE ARAÚJO BARCEL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RICARDO SILVEIRA RODRIGUES</text:p>
          </table:table-cell>
          <table:table-cell table:style-name="ce20" office:value-type="string" calcext:value-type="string">
            <text:p>MÁRCIA PASIN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VINÍCIUS FÜLBER GARCIA</text:p>
          </table:table-cell>
          <table:table-cell table:style-name="ce20" office:value-type="string" calcext:value-type="string">
            <text:p>CARLOS RANIERY PAULA DOS SANTOS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VITOR PEIXOTO MENEZES</text:p>
          </table:table-cell>
          <table:table-cell table:style-name="ce20" office:value-type="string" calcext:value-type="string">
            <text:p>CESAR TADEU POZZER</text:p>
          </table:table-cell>
          <table:table-cell table:number-columns-repeated="3"/>
        </table:table-row>
        <table:table-row table:style-name="ro2" table:number-rows-repeated="1048488">
          <table:table-cell table:number-columns-repeated="5"/>
        </table:table-row>
        <table:table-row table:style-name="ro1" table:number-rows-repeated="7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8" table:style-name="ta1">
        <office:forms form:automatic-focus="false" form:apply-design-mode="false"/>
        <table:table-column table:style-name="co7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UNO</text:p>
          </table:table-cell>
          <table:table-cell table:style-name="ce1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ADERSON DE CARVALHO </text:p>
          </table:table-cell>
          <table:table-cell table:style-name="ce23" office:value-type="string" calcext:value-type="string">
            <text:p>ROSECLEA DUARTE MEDINA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ALEX THOMAS ALMEIDA FRASSON </text:p>
          </table:table-cell>
          <table:table-cell table:style-name="ce23" office:value-type="string" calcext:value-type="string">
            <text:p>CESAR TADEU POZZER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ALLAN CERENTINI</text:p>
          </table:table-cell>
          <table:table-cell table:style-name="ce23" office:value-type="string" calcext:value-type="string">
            <text:p>DANIEL WELFER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ANDERSON MONTEIRO DA ROCHA</text:p>
          </table:table-cell>
          <table:table-cell table:style-name="ce23" office:value-type="string" calcext:value-type="string">
            <text:p>CARLOS RANIERY PAULA DOS SANTO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BERNARDO PETRY PRATES </text:p>
          </table:table-cell>
          <table:table-cell table:style-name="ce22" office:value-type="string" calcext:value-type="string">
            <text:p>EDUARDO KESSLER PIVETA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DIOGO JOAO CARDOSO </text:p>
          </table:table-cell>
          <table:table-cell table:style-name="ce22" office:value-type="string" calcext:value-type="string">
            <text:p>JULIANA KAIZER VIZZOTTO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DIOGO OTTO KUNDE </text:p>
          </table:table-cell>
          <table:table-cell table:style-name="ce22" office:value-type="string" calcext:value-type="string">
            <text:p>RAUL CERETTA NUNES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DOUGLAS TYBUSCH </text:p>
          </table:table-cell>
          <table:table-cell table:style-name="ce22" office:value-type="string" calcext:value-type="string">
            <text:p>ANDREI PICCININI LEGG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EDUARDO LUIS LEMOS </text:p>
          </table:table-cell>
          <table:table-cell table:style-name="ce22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ERIC TOMAS ZANCANARO </text:p>
          </table:table-cell>
          <table:table-cell table:style-name="ce22" office:value-type="string" calcext:value-type="string">
            <text:p>JULIANA KAIZER VIZZOTTO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EVERSON LUIS ROSA LUCION </text:p>
          </table:table-cell>
          <table:table-cell table:style-name="ce22" office:value-type="string" calcext:value-type="string">
            <text:p>RAUL CERETTA NUNES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GABRIEL FREYTAG </text:p>
          </table:table-cell>
          <table:table-cell table:style-name="ce22" office:value-type="string" calcext:value-type="string">
            <text:p>JOAO VICENTE FERREIRA LIMA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GABRIEL MARCHESAN </text:p>
          </table:table-cell>
          <table:table-cell table:style-name="ce24" office:value-type="string" calcext:value-type="string">
            <text:p>CARLOS RANIERY PAULA DOS SANTO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GILSEONE ROSA DE MORAES </text:p>
          </table:table-cell>
          <table:table-cell table:style-name="ce22" office:value-type="string" calcext:value-type="string">
            <text:p>OSMAR MARCHI DOS SANTOS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GISIELE SEVERO MACIEL </text:p>
          </table:table-cell>
          <table:table-cell table:style-name="ce22" office:value-type="string" calcext:value-type="string">
            <text:p>SIMONE REGINA CEOLIN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ISADORA VASCONCELLOS E SOUZA </text:p>
          </table:table-cell>
          <table:table-cell table:style-name="ce22" office:value-type="string" calcext:value-type="string">
            <text:p>JOAO CARLOS DAMASCENO LIMA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LORENA DUTRA DA COSTA </text:p>
          </table:table-cell>
          <table:table-cell table:style-name="ce22" office:value-type="string" calcext:value-type="string">
            <text:p>MARCOS CORDEIRO D ORNELLAS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LUIS HENRIQUE CARVALHO ROSA </text:p>
          </table:table-cell>
          <table:table-cell table:style-name="ce22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MARCELO DA LUZ COLOME </text:p>
          </table:table-cell>
          <table:table-cell table:style-name="ce22" office:value-type="string" calcext:value-type="string">
            <text:p>RAUL CERETTA NUNES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MARIA HELENA FRANCISCATTO </text:p>
          </table:table-cell>
          <table:table-cell table:style-name="ce22" office:value-type="string" calcext:value-type="string">
            <text:p>JOAO CARLOS DAMASCENO LIMA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MATHEUS RICALDE DE SOUZA </text:p>
          </table:table-cell>
          <table:table-cell table:style-name="ce22" office:value-type="string" calcext:value-type="string">
            <text:p>FELIPE MARTINS MULLER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MATHEUS RONSSANI DE FIGUEIREDO </text:p>
          </table:table-cell>
          <table:table-cell table:style-name="ce22" office:value-type="string" calcext:value-type="string">
            <text:p>JOAO BAPTISTA DOS SANTOS MARTINS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MILENE SANTOS TEIXEIRA </text:p>
          </table:table-cell>
          <table:table-cell table:style-name="ce22" office:value-type="string" calcext:value-type="string">
            <text:p>ALENCAR MACHADO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NILTON CAMARGO BATISTA DA SILVA </text:p>
          </table:table-cell>
          <table:table-cell table:style-name="ce23" office:value-type="string" calcext:value-type="string">
            <text:p>CARLOS RANIERY PAULA DOS SANTO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PEDRO DE MOURA GARCIA </text:p>
          </table:table-cell>
          <table:table-cell table:style-name="ce23" office:value-type="string" calcext:value-type="string">
            <text:p>DANIEL WELFER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PETER PREVEDELLO </text:p>
          </table:table-cell>
          <table:table-cell table:style-name="ce22" office:value-type="string" calcext:value-type="string">
            <text:p>ANDRE LUIZ AITA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RAFAEL OGAYAR GOMES </text:p>
          </table:table-cell>
          <table:table-cell table:style-name="ce22" office:value-type="string" calcext:value-type="string">
            <text:p>JOAO BAPTISTA DOS SANTOS MARTINS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RAPHAEL GIORDANO DO NASCIMENTO E SILVA </text:p>
          </table:table-cell>
          <table:table-cell table:style-name="ce22" office:value-type="string" calcext:value-type="string">
            <text:p>ANA TRINDADE WINCK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RENATA MARTINUZZI DE LIMA </text:p>
          </table:table-cell>
          <table:table-cell table:style-name="ce22" office:value-type="string" calcext:value-type="string">
            <text:p>LISANDRA MANZONI FONTOURA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RICARDO BIANCHIN GOMES </text:p>
          </table:table-cell>
          <table:table-cell table:style-name="ce22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RODRIGO DIAS FLORES </text:p>
          </table:table-cell>
          <table:table-cell table:style-name="ce22" office:value-type="string" calcext:value-type="string">
            <text:p>RENATO MACHADO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SILVIO ERENO QUINCOZES </text:p>
          </table:table-cell>
          <table:table-cell table:style-name="ce23" office:value-type="string" calcext:value-type="string">
            <text:p>CARLOS RANIERY PAULA DOS SANTOS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TIAGO AUGUSTO ENGEL </text:p>
          </table:table-cell>
          <table:table-cell table:style-name="ce22" office:value-type="string" calcext:value-type="string">
            <text:p>CESAR TADEU POZZER 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WAGNER WISPEL </text:p>
          </table:table-cell>
          <table:table-cell table:style-name="ce22" office:value-type="string" calcext:value-type="string">
            <text:p>RENATO MACHADO</text:p>
          </table:table-cell>
          <table:table-cell table:number-columns-repeated="3"/>
        </table:table-row>
        <table:table-row table:style-name="ro2" table:number-rows-repeated="1048488">
          <table:table-cell table:number-columns-repeated="5"/>
        </table:table-row>
        <table:table-row table:style-name="ro1" table:number-rows-repeated="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7" table:style-name="ta1">
        <office:forms form:automatic-focus="false" form:apply-design-mode="false"/>
        <table:table-column table:style-name="co7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LBERTO FRANCISCO KUMMER NETO </text:p>
          </table:table-cell>
          <table:table-cell table:style-name="ce26" office:value-type="string" calcext:value-type="string">
            <text:p>ANDREA SCHWERTNER CHARA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NTONIO AUGUSTO FOLETTO </text:p>
          </table:table-cell>
          <table:table-cell table:style-name="ce26" office:value-type="string" calcext:value-type="string">
            <text:p>MARCOS CORDEIRO D ORNELLA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RISTIANO POLITOWSKI </text:p>
          </table:table-cell>
          <table:table-cell table:style-name="ce26" office:value-type="string" calcext:value-type="string">
            <text:p>LISANDRA MANZONI FONTOUR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ELIPE PEDROZO MAIA </text:p>
          </table:table-cell>
          <table:table-cell table:style-name="ce26" office:value-type="string" calcext:value-type="string">
            <text:p>GIOVANI RUBERT LIBRELOTT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ERNANDO QUATRIN CAMPAGNOLO </text:p>
          </table:table-cell>
          <table:table-cell table:style-name="ce26" office:value-type="string" calcext:value-type="string">
            <text:p>EDUARDO KESSLER PIVET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HABIANA THIELI DOS SANTOS MACHADO </text:p>
          </table:table-cell>
          <table:table-cell table:style-name="ce26" office:value-type="string" calcext:value-type="string">
            <text:p>DEISE DE BRUM SACCOL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HENRIQUE MICHEL PERSCH </text:p>
          </table:table-cell>
          <table:table-cell table:style-name="ce26" office:value-type="string" calcext:value-type="string">
            <text:p>LISANDRA MANZONI FONTOUR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HERYSSON RODRIGUES FIGUEIREDO </text:p>
          </table:table-cell>
          <table:table-cell table:style-name="ce26" office:value-type="string" calcext:value-type="string">
            <text:p>OSMAR MARCHI DOS SANTO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ESSICA LASCH DE MOURA </text:p>
          </table:table-cell>
          <table:table-cell table:style-name="ce26" office:value-type="string" calcext:value-type="string">
            <text:p>ANDREA SCHWERTNER CHARAO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OEL GONCALVES DE OLIVEIRA </text:p>
          </table:table-cell>
          <table:table-cell table:style-name="ce26" office:value-type="string" calcext:value-type="string">
            <text:p>JOAO BAPTISTA DOS SANTOS MARTIN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OSE CARLOS PUIATI PIRES </text:p>
          </table:table-cell>
          <table:table-cell table:style-name="ce26" office:value-type="string" calcext:value-type="string">
            <text:p>JULIANA KAIZER VIZZOTT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OSIMAR SFREDDO </text:p>
          </table:table-cell>
          <table:table-cell table:style-name="ce26" office:value-type="string" calcext:value-type="string">
            <text:p>MATEUS BECK RUTZIG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LUIZ EVANDRO GARCIA DA SILVA </text:p>
          </table:table-cell>
          <table:table-cell table:style-name="ce26" office:value-type="string" calcext:value-type="string">
            <text:p>ROSECLEA DUARTE MEDIN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MARCELO ANTONIO RIGHI </text:p>
          </table:table-cell>
          <table:table-cell table:style-name="ce26" office:value-type="string" calcext:value-type="string">
            <text:p>RAUL CERETTA NUNE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MARCOS ROBERTO DE BRUN LUCCA </text:p>
          </table:table-cell>
          <table:table-cell table:style-name="ce26" office:value-type="string" calcext:value-type="string">
            <text:p>LUIS ALVARO DE LIMA SILV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AFAEL SILVEIRA DA SILVEIRA </text:p>
          </table:table-cell>
          <table:table-cell table:style-name="ce26" office:value-type="string" calcext:value-type="string">
            <text:p>CESAR RAMOS RODRIGUE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ICARDO LUIZ PAUL </text:p>
          </table:table-cell>
          <table:table-cell table:style-name="ce26" office:value-type="string" calcext:value-type="string">
            <text:p>RAUL CERETTA NUNE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SAMUEL LAUTERT JARDIM </text:p>
          </table:table-cell>
          <table:table-cell table:style-name="ce26" office:value-type="string" calcext:value-type="string">
            <text:p>RAUL CERETTA NUNE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TASSIANA KAUTZMANN </text:p>
          </table:table-cell>
          <table:table-cell table:style-name="ce26" office:value-type="string" calcext:value-type="string">
            <text:p>ROSECLEA DUARTE MEDIN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VANDERLAN DUPONT DE OLIVEIRA </text:p>
          </table:table-cell>
          <table:table-cell table:style-name="ce26" office:value-type="string" calcext:value-type="string">
            <text:p>RAUL CERETTA NUNE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VANIA CRISTINA BORDIN FREITAS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2" table:number-rows-repeated="1048488">
          <table:table-cell table:number-columns-repeated="5"/>
        </table:table-row>
        <table:table-row table:style-name="ro1" table:number-rows-repeated="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6" table:style-name="ta1">
        <office:forms form:automatic-focus="false" form:apply-design-mode="false"/>
        <table:table-column table:style-name="co7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LIANE LOUREIRO KRASSMANN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LINE MARIA MENEGOL KRONBAUER </text:p>
          </table:table-cell>
          <table:table-cell table:style-name="ce26" office:value-type="string" calcext:value-type="string">
            <text:p>ANA TRINDADE WINCK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AMILA HUBNER BRONDANI </text:p>
          </table:table-cell>
          <table:table-cell table:style-name="ce26" office:value-type="string" calcext:value-type="string">
            <text:p>LISANDRA MANZONI FONTOUR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RISTIANO FLORES DOS SANTOS </text:p>
          </table:table-cell>
          <table:table-cell table:style-name="ce26" office:value-type="string" calcext:value-type="string">
            <text:p>SIMONE REGINA CEOLIN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DANIEL DI DOMENICO </text:p>
          </table:table-cell>
          <table:table-cell table:style-name="ce26" office:value-type="string" calcext:value-type="string">
            <text:p>JOAO VICENTE FERREIRA LIM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DENISE DA LUZ SIQUEIRA </text:p>
          </table:table-cell>
          <table:table-cell table:style-name="ce26" office:value-type="string" calcext:value-type="string">
            <text:p>LUIS ALVARO DE LIMA SILV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EDUARDO ARRIAL SPERONI </text:p>
          </table:table-cell>
          <table:table-cell table:style-name="ce26" office:value-type="string" calcext:value-type="string">
            <text:p>SIMONE REGINA CEOLIN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ABINER DE MELO FUGALI </text:p>
          </table:table-cell>
          <table:table-cell table:style-name="ce26" office:value-type="string" calcext:value-type="string">
            <text:p>GIOVANI RUBERT LIBRELOTTO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ABRICIO TONETTO LONDERO </text:p>
          </table:table-cell>
          <table:table-cell table:style-name="ce26" office:value-type="string" calcext:value-type="string">
            <text:p>GIOVANI RUBERT LIBRELOTTO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GUILHERME WEIGERT CASSALES </text:p>
          </table:table-cell>
          <table:table-cell table:style-name="ce26" office:value-type="string" calcext:value-type="string">
            <text:p>ANDREA SCHWERTNER CHARA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OAO OTAVIO CADO DE MATOS </text:p>
          </table:table-cell>
          <table:table-cell table:style-name="ce26" office:value-type="string" calcext:value-type="string">
            <text:p>JOAO BAPTISTA DOS SANTOS MARTIN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LEONARDO DE OLIVEIRA NICORENA </text:p>
          </table:table-cell>
          <table:table-cell table:style-name="ce26" office:value-type="string" calcext:value-type="string">
            <text:p>GIOVANI RUBERT LIBRELOTT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LUCAS POWACZUK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MARCELO ARRAIS PORTO </text:p>
          </table:table-cell>
          <table:table-cell table:style-name="ce26" office:value-type="string" calcext:value-type="string">
            <text:p>MARCOS CORDEIRO D ORNELLA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NATHAN LEIDEMER </text:p>
          </table:table-cell>
          <table:table-cell table:style-name="ce26" office:value-type="string" calcext:value-type="string">
            <text:p>OSMAR MARCHI DOS SANTO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AFAELO PINHEIRO DA ROSA </text:p>
          </table:table-cell>
          <table:table-cell table:style-name="ce26" office:value-type="string" calcext:value-type="string">
            <text:p>MARCOS CORDEIRO D ORNELLA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ENATO PIZZINATO FERRARI </text:p>
          </table:table-cell>
          <table:table-cell table:style-name="ce26" office:value-type="string" calcext:value-type="string">
            <text:p>ANDREA SCHWERTNER CHARA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ODRIGO CASTRO GIL </text:p>
          </table:table-cell>
          <table:table-cell table:style-name="ce26" office:value-type="string" calcext:value-type="string">
            <text:p>EDUARDO KESSLER PIVET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UDIMAR ENGEL </text:p>
          </table:table-cell>
          <table:table-cell table:style-name="ce26" office:value-type="string" calcext:value-type="string">
            <text:p>JOAO BAPTISTA DOS SANTOS MARTIN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SAMUEL DA SILVA FEITOSA </text:p>
          </table:table-cell>
          <table:table-cell table:style-name="ce26" office:value-type="string" calcext:value-type="string">
            <text:p>JULIANA KAIZER VIZZOTT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THIAGO LOPES TRUGILLO DA SILVEIRA </text:p>
          </table:table-cell>
          <table:table-cell table:style-name="ce26" office:value-type="string" calcext:value-type="string">
            <text:p>ALICE DE JESUS KOZAKEVICIUS 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TIAGO ALBERTO IDALENCIO </text:p>
          </table:table-cell>
          <table:table-cell table:style-name="ce27" office:value-type="string" calcext:value-type="string">
            <text:p>JULIANA KAIZER VIZZOTTO 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VINICIUS LUDWIG BARBOSA </text:p>
          </table:table-cell>
          <table:table-cell table:style-name="ce27" office:value-type="string" calcext:value-type="string">
            <text:p>RENATO MACHADO 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VITOR DA SILVA </text:p>
          </table:table-cell>
          <table:table-cell table:style-name="ce27" office:value-type="string" calcext:value-type="string">
            <text:p>ANA TRINDADE WINCK </text:p>
          </table:table-cell>
          <table:table-cell table:number-columns-repeated="3"/>
        </table:table-row>
        <table:table-row table:style-name="ro2" table:number-rows-repeated="1048485">
          <table:table-cell table:number-columns-repeated="5"/>
        </table:table-row>
        <table:table-row table:style-name="ro1" table:number-rows-repeated="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5" table:style-name="ta1">
        <office:forms form:automatic-focus="false" form:apply-design-mode="false"/>
        <table:table-column table:style-name="co7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LFREDO DEL FABRO NETO </text:p>
          </table:table-cell>
          <table:table-cell table:style-name="ce26" office:value-type="string" calcext:value-type="string">
            <text:p>IARA AUGUSTIN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NDREIA SOLANGE BOS </text:p>
          </table:table-cell>
          <table:table-cell table:style-name="ce26" office:value-type="string" calcext:value-type="string">
            <text:p>FELIPE MARTINS MULLE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NDRESSA FALCADE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RTUR FERREIRA BRUM </text:p>
          </table:table-cell>
          <table:table-cell table:style-name="ce26" office:value-type="string" calcext:value-type="string">
            <text:p>FELIPE MARTINS MULLER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BRUNO ROMERO DE AZEVEDO </text:p>
          </table:table-cell>
          <table:table-cell table:style-name="ce26" office:value-type="string" calcext:value-type="string">
            <text:p>IARA AUGUSTIN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ATHERINE DE LIMA BARCHET </text:p>
          </table:table-cell>
          <table:table-cell table:style-name="ce26" office:value-type="string" calcext:value-type="string">
            <text:p>LISANDRA MANZONI FONTOUR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ICERO AUGUSTO DE LARA PAHINS </text:p>
          </table:table-cell>
          <table:table-cell table:style-name="ce26" office:value-type="string" calcext:value-type="string">
            <text:p>CESAR TADEU POZZER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DIEGO JOAO CARGNIN </text:p>
          </table:table-cell>
          <table:table-cell table:style-name="ce26" office:value-type="string" calcext:value-type="string">
            <text:p>MARCOS CORDEIRO D ORNELLA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ABRICIO HERPICH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ONAS TADEU REICHERT </text:p>
          </table:table-cell>
          <table:table-cell table:style-name="ce26" office:value-type="string" calcext:value-type="string">
            <text:p>JOAO BAPTISTA DOS SANTOS MARTIN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LAIS FALCADE </text:p>
          </table:table-cell>
          <table:table-cell table:style-name="ce26" office:value-type="string" calcext:value-type="string">
            <text:p>GIOVANI RUBERT LIBRELOTT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LUCAS TEIXEIRA </text:p>
          </table:table-cell>
          <table:table-cell table:style-name="ce26" office:value-type="string" calcext:value-type="string">
            <text:p>CESAR AUGUSTO PRIOR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LUIZ FOGLIATO JUNIOR </text:p>
          </table:table-cell>
          <table:table-cell table:style-name="ce26" office:value-type="string" calcext:value-type="string">
            <text:p>DEISE DE BRUM SACCOL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MAICON BALKE </text:p>
          </table:table-cell>
          <table:table-cell table:style-name="ce26" office:value-type="string" calcext:value-type="string">
            <text:p>LISANDRA MANZONI FONTOUR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MATIAS AMERICO BORTOLUZZI </text:p>
          </table:table-cell>
          <table:table-cell table:style-name="ce26" office:value-type="string" calcext:value-type="string">
            <text:p>RENATO MACHAD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NIELSEN LUIZ RECHIA MACHADO </text:p>
          </table:table-cell>
          <table:table-cell table:style-name="ce26" office:value-type="string" calcext:value-type="string">
            <text:p>LUIS ALVARO DE LIMA SILV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AFAEL BARASUOL ROHDEN </text:p>
          </table:table-cell>
          <table:table-cell table:style-name="ce26" office:value-type="string" calcext:value-type="string">
            <text:p>BENHUR DE OLIVEIRA STEIN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AFAEL BOUFLEUER </text:p>
          </table:table-cell>
          <table:table-cell table:style-name="ce26" office:value-type="string" calcext:value-type="string">
            <text:p>IARA AUGUSTIN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AFAELA RIBEIRO JARDIM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ICARDO FROHLICH DA SILVA </text:p>
          </table:table-cell>
          <table:table-cell table:style-name="ce26" office:value-type="string" calcext:value-type="string">
            <text:p>OSMAR MARCHI DOS SANTOS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SAMUEL VIZZOTTO </text:p>
          </table:table-cell>
          <table:table-cell table:style-name="ce26" office:value-type="string" calcext:value-type="string">
            <text:p>GIOVANI RUBERT LIBRELOTTO </text:p>
          </table:table-cell>
          <table:table-cell table:number-columns-repeated="3"/>
        </table:table-row>
        <table:table-row table:style-name="ro2" table:number-rows-repeated="1048488">
          <table:table-cell table:number-columns-repeated="5"/>
        </table:table-row>
        <table:table-row table:style-name="ro1" table:number-rows-repeated="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4" table:style-name="ta1">
        <office:forms form:automatic-focus="false" form:apply-design-mode="false"/>
        <table:table-column table:style-name="co7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NDREIA ROSANGELA KESSLER MUHLBEIER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AMILA CEREZER POSSOBOM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ICERO VOLNEI JESUS RIBEIRO </text:p>
          </table:table-cell>
          <table:table-cell table:style-name="ce26" office:value-type="string" calcext:value-type="string">
            <text:p>GIOVANI RUBERT LIBRELOTT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RISTIAN MULLER </text:p>
          </table:table-cell>
          <table:table-cell table:style-name="ce26" office:value-type="string" calcext:value-type="string">
            <text:p>JOAO BAPTISTA DOS SANTOS MARTIN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DOUGLAS PIRES BORGES </text:p>
          </table:table-cell>
          <table:table-cell table:style-name="ce26" office:value-type="string" calcext:value-type="string">
            <text:p>ANDREA SCHWERTNER CHARA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EDUARDO FERREIRA DA SILVA </text:p>
          </table:table-cell>
          <table:table-cell table:style-name="ce26" office:value-type="string" calcext:value-type="string">
            <text:p>JULIANA KAIZER VIZZOTTO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ELIPE BECKER NUNES 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GELSON BERTUOL</text:p>
          </table:table-cell>
          <table:table-cell table:style-name="ce26" office:value-type="string" calcext:value-type="string">
            <text:p>LISANDRA MANZONI FONTOUR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GLEIZER BIERHALZ VOSS</text:p>
          </table:table-cell>
          <table:table-cell table:style-name="ce26" office:value-type="string" calcext:value-type="string">
            <text:p>ROSECLEA DUARTE MEDINA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GUILHERME GONCALVES SCHARDONG</text:p>
          </table:table-cell>
          <table:table-cell table:style-name="ce26" office:value-type="string" calcext:value-type="string">
            <text:p>CESAR TADEU POZZE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GUINTHER DE BITENCOURT PAULI</text:p>
          </table:table-cell>
          <table:table-cell table:style-name="ce26" office:value-type="string" calcext:value-type="string">
            <text:p>EDUARDO KESSLER PIVET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IAE SANTOS BONILHA</text:p>
          </table:table-cell>
          <table:table-cell table:style-name="ce26" office:value-type="string" calcext:value-type="string">
            <text:p>OSMAR MARCHI DOS SANTOS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ANIO ELIAS TEIXEIRA JUNIOR</text:p>
          </table:table-cell>
          <table:table-cell table:style-name="ce26" office:value-type="string" calcext:value-type="string">
            <text:p>EDUARDO KESSLER PIVET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EFERSON KASPER</text:p>
          </table:table-cell>
          <table:table-cell table:style-name="ce26" office:value-type="string" calcext:value-type="string">
            <text:p>GIOVANI RUBERT LIBRELOTTO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JOSE CLAIR MENEZES JUNIOR</text:p>
          </table:table-cell>
          <table:table-cell table:style-name="ce26" office:value-type="string" calcext:value-type="string">
            <text:p>ANDREI PICCININI LEGG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MAURICIO SULZBACH</text:p>
          </table:table-cell>
          <table:table-cell table:style-name="ce26" office:value-type="string" calcext:value-type="string">
            <text:p>BENHUR DE OLIVEIRA STEIN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MIGUEL AUGUSTO BAUERMANN BRASIL</text:p>
          </table:table-cell>
          <table:table-cell table:style-name="ce26" office:value-type="string" calcext:value-type="string">
            <text:p>LISANDRA MANZONI FONTOUR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EGIS RODOLFO SCHUCH</text:p>
          </table:table-cell>
          <table:table-cell table:style-name="ce26" office:value-type="string" calcext:value-type="string">
            <text:p>DEISE DE BRUM SACCOL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ENAN SPENCER TRINDADE</text:p>
          </table:table-cell>
          <table:table-cell table:style-name="ce26" office:value-type="string" calcext:value-type="string">
            <text:p>FELIPE MARTINS MULLE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OBERTO WIEST</text:p>
          </table:table-cell>
          <table:table-cell table:style-name="ce26" office:value-type="string" calcext:value-type="string">
            <text:p>BENHUR DE OLIVEIRA STEIN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UAN CARLO BONILHA POZZEBON</text:p>
          </table:table-cell>
          <table:table-cell table:style-name="ce26" office:value-type="string" calcext:value-type="string">
            <text:p>LUIS ALVARO DE LIMA SILVA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SAMUEL TUMELERO VALDUGA</text:p>
          </table:table-cell>
          <table:table-cell table:style-name="ce27" office:value-type="string" calcext:value-type="string">
            <text:p>RENATO MACHADO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TARCISIO CEOLIN JUNIOR</text:p>
          </table:table-cell>
          <table:table-cell table:style-name="ce27" office:value-type="string" calcext:value-type="string">
            <text:p>OSMAR MARCHI DOS SANTOS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VICTOR LEONEL OROZCO LOPEZ</text:p>
          </table:table-cell>
          <table:table-cell table:style-name="ce27" office:value-type="string" calcext:value-type="string">
            <text:p>RAUL CERETTA NUNES</text:p>
          </table:table-cell>
          <table:table-cell table:number-columns-repeated="3"/>
        </table:table-row>
        <table:table-row table:style-name="ro2">
          <table:table-cell table:style-name="ce27" office:value-type="string" calcext:value-type="string">
            <text:p>WAGNER GADEA LORENZ</text:p>
          </table:table-cell>
          <table:table-cell table:style-name="ce27" office:value-type="string" calcext:value-type="string">
            <text:p>LISANDRA MANZONI FONTOURA</text:p>
          </table:table-cell>
          <table:table-cell table:number-columns-repeated="3"/>
        </table:table-row>
        <table:table-row table:style-name="ro2" table:number-rows-repeated="1048484">
          <table:table-cell table:number-columns-repeated="5"/>
        </table:table-row>
        <table:table-row table:style-name="ro1" table:number-rows-repeated="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3" table:style-name="ta1">
        <office:forms form:automatic-focus="false" form:apply-design-mode="false"/>
        <table:table-column table:style-name="co9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ALEXANDRE PIRES VARGAS BOLZAN</text:p>
          </table:table-cell>
          <table:table-cell table:style-name="ce26" office:value-type="string" calcext:value-type="string">
            <text:p>ALICE DE JESUS KOZAKEVICIUS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BRUNO CRESTANI CALEGARO</text:p>
          </table:table-cell>
          <table:table-cell table:style-name="ce26" office:value-type="string" calcext:value-type="string">
            <text:p>JULIANA KAIZER VIZZOTTO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ATIANE PRISCILA BARBOSA ARENHARDT MAZZUTTI</text:p>
          </table:table-cell>
          <table:table-cell table:style-name="ce26" office:value-type="string" calcext:value-type="string">
            <text:p>ROSECLEA DUARTE MEDIN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RISTIANO DE FAVARI</text:p>
          </table:table-cell>
          <table:table-cell table:style-name="ce26" office:value-type="string" calcext:value-type="string">
            <text:p>EDUARDO KESSLER PIVET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EDERSON BASTIANI</text:p>
          </table:table-cell>
          <table:table-cell table:style-name="ce26" office:value-type="string" calcext:value-type="string">
            <text:p>GIOVANI RUBERT LIBRELOTTO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ABIO WEBER ALBIERO</text:p>
          </table:table-cell>
          <table:table-cell table:style-name="ce26" office:value-type="string" calcext:value-type="string">
            <text:p>BENHUR DE OLIVEIRA STEIN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ABRICIO SEVERO DE SEVERO</text:p>
          </table:table-cell>
          <table:table-cell table:style-name="ce26" office:value-type="string" calcext:value-type="string">
            <text:p>LISANDRA MANZONI FONTOUR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FELIPE MORAES HENES</text:p>
          </table:table-cell>
          <table:table-cell table:style-name="ce26" office:value-type="string" calcext:value-type="string">
            <text:p>JOAO BAPTISTA DOS SANTOS MARTINS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GIANI PETRI</text:p>
          </table:table-cell>
          <table:table-cell table:style-name="ce26" office:value-type="string" calcext:value-type="string">
            <text:p>RAUL CERETTA NUNES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KARLISE SOARES NASCIMENTO</text:p>
          </table:table-cell>
          <table:table-cell table:style-name="ce26" office:value-type="string" calcext:value-type="string">
            <text:p>GIOVANI RUBERT LIBRELOTTO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LEONARDO MINELLI</text:p>
          </table:table-cell>
          <table:table-cell table:style-name="ce26" office:value-type="string" calcext:value-type="string">
            <text:p>MARCOS CORDEIRO D ORNELLAS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MARTA BREUNIG LOOSE</text:p>
          </table:table-cell>
          <table:table-cell table:style-name="ce26" office:value-type="string" calcext:value-type="string">
            <text:p>DEISE DE BRUM SACCOL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ROBERT TORREL</text:p>
          </table:table-cell>
          <table:table-cell table:style-name="ce26" office:value-type="string" calcext:value-type="string">
            <text:p>JOAO BAPTISTA DOS SANTOS MARTINS 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TACIANO BALARDIN DE OLIVEIRA</text:p>
          </table:table-cell>
          <table:table-cell table:style-name="ce26" office:value-type="string" calcext:value-type="string">
            <text:p>ROSECLEA DUARTE MEDINA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VICTOR CHITOLINA SCHETINGER</text:p>
          </table:table-cell>
          <table:table-cell table:style-name="ce26" office:value-type="string" calcext:value-type="string">
            <text:p>CESAR TADEU POZZE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VITOR ANGELO POZZATTI RIGHI</text:p>
          </table:table-cell>
          <table:table-cell table:style-name="ce26" office:value-type="string" calcext:value-type="string">
            <text:p>JOAO BAPTISTA DOS SANTOS MARTINS</text:p>
          </table:table-cell>
          <table:table-cell table:number-columns-repeated="3"/>
        </table:table-row>
        <table:table-row table:style-name="ro2" table:number-rows-repeated="1048483">
          <table:table-cell table:number-columns-repeated="5"/>
        </table:table-row>
        <table:table-row table:style-name="ro1" table:number-rows-repeated="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2" table:style-name="ta1">
        <office:forms form:automatic-focus="false" form:apply-design-mode="false"/>
        <table:table-column table:style-name="co9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ADRIANO PEREIRA</text:p>
          </table:table-cell>
          <table:table-cell table:style-name="ce22" office:value-type="string" calcext:value-type="string">
            <text:p>IARA AUGUSTI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lexander Fiabane do Rego</text:p>
          </table:table-cell>
          <table:table-cell table:style-name="ce10" office:value-type="string" calcext:value-type="string">
            <text:p>IARA AUGUSTIN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ndré Fiorin</text:p>
          </table:table-cell>
          <table:table-cell table:style-name="ce10" office:value-type="string" calcext:value-type="string">
            <text:p>IARA AUGUSTIN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ritiano Albiero Berni</text:p>
          </table:table-cell>
          <table:table-cell table:style-name="ce10" office:value-type="string" calcext:value-type="string">
            <text:p>JOSÉ ANTONIO TRINDADE BORGES DA COST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niel Biasoli</text:p>
          </table:table-cell>
          <table:table-cell table:style-name="ce12" office:value-type="string" calcext:value-type="string">
            <text:p>LISANDRA MANZONI FONTOUR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aniel Michelon de Carli</text:p>
          </table:table-cell>
          <table:table-cell table:style-name="ce10" office:value-type="string" calcext:value-type="string">
            <text:p>CESAR TADEU POZZER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iego Scmaedech Martins</text:p>
          </table:table-cell>
          <table:table-cell table:style-name="ce10" office:value-type="string" calcext:value-type="string">
            <text:p>JOSÉ ANTONIO TRINDADE BORGES DA COST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Douglas Pereira Pasqualin</text:p>
          </table:table-cell>
          <table:table-cell table:style-name="ce12" office:value-type="string" calcext:value-type="string">
            <text:p>JULIANA KAIZER VIZZOTTO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Fabio Sarturi Prass</text:p>
          </table:table-cell>
          <table:table-cell table:style-name="ce10" office:value-type="string" calcext:value-type="string">
            <text:p>LISANDRA MANZONI FONTOUR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Francisco Tiago Machado de Avelar</text:p>
          </table:table-cell>
          <table:table-cell table:style-name="ce12" office:value-type="string" calcext:value-type="string">
            <text:p>DEISE DE BRUM SACCOL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Guilherme Vaz Pereira</text:p>
          </table:table-cell>
          <table:table-cell table:style-name="ce10" office:value-type="string" calcext:value-type="string">
            <text:p>LISANDRA MANZONI FONTOURA</text:p>
          </table:table-cell>
          <table:table-cell table:number-columns-repeated="1022"/>
        </table:table-row>
        <table:table-row table:style-name="ro2">
          <table:table-cell table:style-name="ce22" office:value-type="string" calcext:value-type="string">
            <text:p>GUSTAVO STANGHERLIN CANTARELLI</text:p>
          </table:table-cell>
          <table:table-cell table:style-name="ce22" office:value-type="string" calcext:value-type="string">
            <text:p>EDUARDO KESSLER PIVETA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Henrique Gabriel Gularte Pereira</text:p>
          </table:table-cell>
          <table:table-cell table:style-name="ce12" office:value-type="string" calcext:value-type="string">
            <text:p>GIOVANI RUBERT LIBRELOTTO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Leonardo Guedes da Luz Martins</text:p>
          </table:table-cell>
          <table:table-cell table:style-name="ce10" office:value-type="string" calcext:value-type="string">
            <text:p>RAUL CERETTA NUNE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arco Antonio Copetti</text:p>
          </table:table-cell>
          <table:table-cell table:style-name="ce10" office:value-type="string" calcext:value-type="string">
            <text:p>LISANDRA MANZONI FONTOURA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RENATO PREIGSCHADT DE AZEVEDO</text:p>
          </table:table-cell>
          <table:table-cell table:style-name="ce11" office:value-type="string" calcext:value-type="string">
            <text:p>RAUL CERETTA NUNES</text:p>
          </table:table-cell>
          <table:table-cell table:style-name="ce13" table:number-columns-repeated="1022"/>
        </table:table-row>
        <table:table-row table:style-name="ro2">
          <table:table-cell table:style-name="ce10" office:value-type="string" calcext:value-type="string">
            <text:p>Ricardo Giuliani Martini</text:p>
          </table:table-cell>
          <table:table-cell table:style-name="ce10" office:value-type="string" calcext:value-type="string">
            <text:p>GIOVANI RUBERT LIBRELOTTO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Stephan Hermes Chagas</text:p>
          </table:table-cell>
          <table:table-cell table:style-name="ce12" office:value-type="string" calcext:value-type="string">
            <text:p>JOAO BAPTISTA DOS SANTOS MARTIN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Tarcila Gesteira da Silva</text:p>
          </table:table-cell>
          <table:table-cell table:style-name="ce12" office:value-type="string" calcext:value-type="string">
            <text:p>FELIPE MARTINS MULLER 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Tiago da Silveira</text:p>
          </table:table-cell>
          <table:table-cell table:style-name="ce12" office:value-type="string" calcext:value-type="string">
            <text:p>ALICE DE JESUS KOZAKEVICIU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VICTOR MACHADO ALVES</text:p>
          </table:table-cell>
          <table:table-cell table:style-name="ce10" office:value-type="string" calcext:value-type="string">
            <text:p>RAUL CERETTA NUNES</text:p>
          </table:table-cell>
          <table:table-cell table:number-columns-repeated="1022"/>
        </table:table-row>
        <table:table-row table:style-name="ro2" table:number-rows-repeated="1048464">
          <table:table-cell table:number-columns-repeated="1024"/>
        </table:table-row>
        <table:table-row table:style-name="ro1" table:number-rows-repeated="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" table:style-name="ta1">
        <office:forms form:automatic-focus="false" form:apply-design-mode="false"/>
        <table:table-column table:style-name="co9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exandre Cordeiro de Albuquerque</text:p>
          </table:table-cell>
          <table:table-cell table:style-name="ce10" office:value-type="string" calcext:value-type="string">
            <text:p>CESAR TADEU POZZER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leandro Flores de Gasperi</text:p>
          </table:table-cell>
          <table:table-cell table:style-name="ce10" office:value-type="string" calcext:value-type="string">
            <text:p>MÁRCIA PASIN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DIONATAN KITZMANN TIETZMANN </text:p>
          </table:table-cell>
          <table:table-cell table:style-name="ce22" office:value-type="string" calcext:value-type="string">
            <text:p>ANDREA SCHWERTNER CHARAO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Doulgas Camargo Foster</text:p>
          </table:table-cell>
          <table:table-cell table:style-name="ce12" office:value-type="string" calcext:value-type="string">
            <text:p>ALICE DE JESUS KOZAKEVICIUS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FABIELI DE CONTI</text:p>
          </table:table-cell>
          <table:table-cell table:style-name="ce22" office:value-type="string" calcext:value-type="string">
            <text:p>ANDREA SCHWERTNER CHARAO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Fernando Pires Barbosa</text:p>
          </table:table-cell>
          <table:table-cell table:style-name="ce10" office:value-type="string" calcext:value-type="string">
            <text:p>ANDREA SCHWERTNER CHARAO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Fernando Stefanello</text:p>
          </table:table-cell>
          <table:table-cell table:style-name="ce12" office:value-type="string" calcext:value-type="string">
            <text:p>FELIPE MARTINS MULLER 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Guilherme Chagas Kurtz</text:p>
          </table:table-cell>
          <table:table-cell table:style-name="ce12" office:value-type="string" calcext:value-type="string">
            <text:p>GIOVANI RUBERT LIBRELOTTO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Gustavo Rissetti</text:p>
          </table:table-cell>
          <table:table-cell table:style-name="ce10" office:value-type="string" calcext:value-type="string">
            <text:p>EDUARDO KESSLER PIVETA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Leandro de Oliveira Freita</text:p>
          </table:table-cell>
          <table:table-cell table:style-name="ce10" office:value-type="string" calcext:value-type="string">
            <text:p>GIOVANI RUBERT LIBRELOTTO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Marcela do Prado</text:p>
          </table:table-cell>
          <table:table-cell table:style-name="ce10" office:value-type="string" calcext:value-type="string">
            <text:p>FELIPE MARTINS MULLER 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Ramon Flores Limberger</text:p>
          </table:table-cell>
          <table:table-cell table:style-name="ce10" office:value-type="string" calcext:value-type="string">
            <text:p>CESAR TADEU POZZER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Rosana Wagner</text:p>
          </table:table-cell>
          <table:table-cell table:style-name="ce10" office:value-type="string" calcext:value-type="string">
            <text:p>LISANDRA MANZONI FONTOURA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Sandra Dutra Piovesan</text:p>
          </table:table-cell>
          <table:table-cell table:style-name="ce10" office:value-type="string" calcext:value-type="string">
            <text:p>ROSECLEA DUARTE MEDINA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Solange de Lurdes Pertile</text:p>
          </table:table-cell>
          <table:table-cell table:style-name="ce12" office:value-type="string" calcext:value-type="string">
            <text:p>ROSECLEA DUARTE MEDINA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Vinicius Maran</text:p>
          </table:table-cell>
          <table:table-cell table:style-name="ce10" office:value-type="string" calcext:value-type="string">
            <text:p>IARA AUGUSTIN</text:p>
          </table:table-cell>
          <table:table-cell table:number-columns-repeated="3"/>
        </table:table-row>
        <table:table-row table:style-name="ro2" table:number-rows-repeated="1048467">
          <table:table-cell table:number-columns-repeated="5"/>
        </table:table-row>
        <table:table-row table:style-name="ro1" table:number-rows-repeated="9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010" table:style-name="ta1">
        <office:forms form:automatic-focus="false" form:apply-design-mode="false"/>
        <table:table-column table:style-name="co9" table:default-cell-style-name="ce21"/>
        <table:table-column table:style-name="co8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7" office:value-type="string" calcext:value-type="string">
            <text:p>ALUNO</text:p>
          </table:table-cell>
          <table:table-cell table:style-name="ce7" office:value-type="string" calcext:value-type="string">
            <text:p>ORIENTADOR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TIAGO PERLIN </text:p>
          </table:table-cell>
          <table:table-cell table:style-name="ce26" office:value-type="string" calcext:value-type="string">
            <text:p>RAUL CERETTA NUNES </text:p>
          </table:table-cell>
          <table:table-cell table:number-columns-repeated="3"/>
        </table:table-row>
        <table:table-row table:style-name="ro2" table:number-rows-repeated="1048483">
          <table:table-cell table:number-columns-repeated="5"/>
        </table:table-row>
        <table:table-row table:style-name="ro1" table:number-rows-repeated="9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'2019'.A1:'2019'.B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18'.A1:'2018'.B35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17'.A1:'2017'.B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2016'.A1:'2016'.B22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2015'.A1:'2015'.B22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2014'.A1:'2014'.B22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2013'.A1:'2013'.B17" table:display-filter-buttons="true">
          <table:sort>
            <table:sort-by table:field-number="0" table:data-type="automatic"/>
          </table:sort>
        </table:database-range>
        <table:database-range table:name="__Anonymous_Sheet_DB__7" table:target-range-address="'2012'.A1:'2012'.B22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'2011'.A1:'2011'.B17" table:display-filter-buttons="true">
          <table:sort>
            <table:sort-by table:field-number="0" table:data-type="automatic"/>
          </table:sort>
        </table:database-range>
        <table:database-range table:name="__Anonymous_Sheet_DB__9" table:target-range-address="'2010'.A1:'2010'.B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 style:data-style-name="N2" text:time-value="17:54:16.8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30T18:22:36.530000000</dc:date>
    <meta:editing-duration>PT2H28M45S</meta:editing-duration>
    <meta:editing-cycles>18</meta:editing-cycles>
    <meta:generator>LibreOffice/6.2.1.2$Windows_X86_64 LibreOffice_project/7bcb35dc3024a62dea0caee87020152d1ee96e71</meta:generator>
    <meta:document-statistic meta:table-count="10" meta:cell-count="406" meta:object-count="0"/>
  </office:meta>
</office:document-meta>
</file>